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officeooo:paragraph-rsid="0022b528"/>
    </style:style>
    <style:style style:name="P2" style:family="paragraph" style:parent-style-name="Standard">
      <style:paragraph-properties fo:text-align="center" style:justify-single-word="false"/>
      <style:text-properties officeooo:paragraph-rsid="0022b528"/>
    </style:style>
    <style:style style:name="P3" style:family="paragraph" style:parent-style-name="Standard">
      <style:paragraph-properties fo:text-align="start" style:justify-single-word="false"/>
      <style:text-properties officeooo:paragraph-rsid="0022b528"/>
    </style:style>
    <style:style style:name="P4" style:family="paragraph" style:parent-style-name="Standard">
      <style:paragraph-properties fo:text-align="start" style:justify-single-word="false"/>
      <style:text-properties officeooo:paragraph-rsid="002f4d5d"/>
    </style:style>
    <style:style style:name="P5" style:family="paragraph" style:parent-style-name="Standard">
      <style:paragraph-properties fo:text-align="start" style:justify-single-word="false"/>
      <style:text-properties officeooo:rsid="00266bd3" officeooo:paragraph-rsid="00266bd3"/>
    </style:style>
    <style:style style:name="P6" style:family="paragraph" style:parent-style-name="Standard" style:master-page-name="Standard">
      <style:paragraph-properties fo:text-align="end" style:justify-single-word="false" style:page-number="auto"/>
      <style:text-properties officeooo:paragraph-rsid="0022b528"/>
    </style:style>
    <style:style style:name="P7" style:family="paragraph" style:parent-style-name="Standard" style:list-style-name="WWNum1">
      <style:paragraph-properties fo:text-align="start" style:justify-single-word="false"/>
      <style:text-properties officeooo:paragraph-rsid="0022b528"/>
    </style:style>
    <style:style style:name="P8" style:family="paragraph" style:parent-style-name="Standard" style:list-style-name="WWNum7">
      <style:paragraph-properties fo:text-align="start" style:justify-single-word="false"/>
      <style:text-properties officeooo:paragraph-rsid="0022b528"/>
    </style:style>
    <style:style style:name="P9" style:family="paragraph" style:parent-style-name="Standard" style:list-style-name="WWNum2">
      <style:paragraph-properties fo:text-align="start" style:justify-single-word="false"/>
      <style:text-properties officeooo:paragraph-rsid="0022b528"/>
    </style:style>
    <style:style style:name="P10" style:family="paragraph" style:parent-style-name="Standard" style:list-style-name="WWNum3">
      <style:paragraph-properties fo:text-align="start" style:justify-single-word="false"/>
      <style:text-properties officeooo:paragraph-rsid="0022b528"/>
    </style:style>
    <style:style style:name="P11" style:family="paragraph" style:parent-style-name="Standard" style:list-style-name="WWNum5">
      <style:paragraph-properties fo:text-align="start" style:justify-single-word="false"/>
      <style:text-properties officeooo:paragraph-rsid="0022b528"/>
    </style:style>
    <style:style style:name="P12" style:family="paragraph" style:parent-style-name="Standard" style:list-style-name="WWNum5">
      <style:paragraph-properties fo:text-align="start" style:justify-single-word="false"/>
      <style:text-properties officeooo:paragraph-rsid="003cc1ec"/>
    </style:style>
    <style:style style:name="P13" style:family="paragraph" style:parent-style-name="Standard" style:list-style-name="WWNum1">
      <style:paragraph-properties fo:text-align="start" style:justify-single-word="false"/>
      <style:text-properties officeooo:rsid="003ed79e" officeooo:paragraph-rsid="003ed79e"/>
    </style:style>
    <style:style style:name="P14" style:family="paragraph" style:parent-style-name="Standard" style:list-style-name="WWNum1">
      <style:paragraph-properties fo:text-align="start" style:justify-single-word="false"/>
      <style:text-properties officeooo:rsid="003b66ac" officeooo:paragraph-rsid="003b66ac"/>
    </style:style>
    <style:style style:name="P15" style:family="paragraph" style:parent-style-name="Standard" style:list-style-name="WWNum1">
      <style:paragraph-properties fo:text-align="start" style:justify-single-word="false"/>
      <style:text-properties style:font-name="Liberation Serif" officeooo:rsid="002c29ab" officeooo:paragraph-rsid="002c29ab"/>
    </style:style>
    <style:style style:name="P16" style:family="paragraph" style:parent-style-name="Standard" style:list-style-name="WWNum1">
      <style:paragraph-properties fo:text-align="start" style:justify-single-word="false"/>
      <style:text-properties style:font-name="Liberation Serif" officeooo:rsid="003af04d" officeooo:paragraph-rsid="003af04d"/>
    </style:style>
    <style:style style:name="P17" style:family="paragraph" style:parent-style-name="Standard" style:list-style-name="WWNum5">
      <style:paragraph-properties fo:text-align="start" style:justify-single-word="false"/>
      <style:text-properties style:font-name="Liberation Serif" officeooo:rsid="00266bd3" officeooo:paragraph-rsid="003cc1ec"/>
    </style:style>
    <style:style style:name="P18" style:family="paragraph" style:parent-style-name="Standard" style:list-style-name="WWNum2">
      <style:paragraph-properties fo:text-align="start" style:justify-single-word="false"/>
      <style:text-properties officeooo:rsid="002cd417" officeooo:paragraph-rsid="002cd417"/>
    </style:style>
    <style:style style:name="P19" style:family="paragraph" style:parent-style-name="Standard" style:list-style-name="WWNum2">
      <style:paragraph-properties fo:text-align="start" style:justify-single-word="false"/>
      <style:text-properties officeooo:rsid="003f3267" officeooo:paragraph-rsid="003f3267"/>
    </style:style>
    <style:style style:name="P20" style:family="paragraph" style:parent-style-name="Standard" style:list-style-name="WWNum3">
      <style:paragraph-properties fo:text-align="start" style:justify-single-word="false"/>
      <style:text-properties officeooo:rsid="003f3267" officeooo:paragraph-rsid="003f3267"/>
    </style:style>
    <style:style style:name="P21" style:family="paragraph" style:parent-style-name="Standard" style:list-style-name="WWNum3">
      <style:paragraph-properties fo:text-align="start" style:justify-single-word="false"/>
      <style:text-properties officeooo:rsid="002f4d5d" officeooo:paragraph-rsid="002f4d5d"/>
    </style:style>
    <style:style style:name="P22" style:family="paragraph" style:parent-style-name="Standard" style:list-style-name="WWNum3">
      <style:paragraph-properties fo:text-align="start" style:justify-single-word="false"/>
      <style:text-properties officeooo:rsid="0033e048" officeooo:paragraph-rsid="0033e048"/>
    </style:style>
    <style:style style:name="P23" style:family="paragraph" style:parent-style-name="Standard" style:list-style-name="WWNum3">
      <style:paragraph-properties fo:text-align="start" style:justify-single-word="false"/>
      <style:text-properties officeooo:rsid="00294792" officeooo:paragraph-rsid="00294792"/>
    </style:style>
    <style:style style:name="P24" style:family="paragraph" style:parent-style-name="Standard" style:list-style-name="WWNum4">
      <style:paragraph-properties fo:text-align="start" style:justify-single-word="false"/>
      <style:text-properties officeooo:rsid="003de104" officeooo:paragraph-rsid="003de104"/>
    </style:style>
    <style:style style:name="P25" style:family="paragraph" style:parent-style-name="Standard" style:list-style-name="WWNum4">
      <style:paragraph-properties fo:text-align="start" style:justify-single-word="false"/>
      <style:text-properties officeooo:rsid="00274262" officeooo:paragraph-rsid="00274262"/>
    </style:style>
    <style:style style:name="P26" style:family="paragraph" style:parent-style-name="Standard" style:list-style-name="WWNum5">
      <style:paragraph-properties fo:text-align="start" style:justify-single-word="false"/>
      <style:text-properties officeooo:rsid="00274262" officeooo:paragraph-rsid="00274262"/>
    </style:style>
    <style:style style:name="P27" style:family="paragraph" style:parent-style-name="Standard" style:list-style-name="WWNum4">
      <style:paragraph-properties fo:text-align="start" style:justify-single-word="false"/>
      <style:text-properties officeooo:rsid="0027e467" officeooo:paragraph-rsid="0027e467"/>
    </style:style>
    <style:style style:name="P28" style:family="paragraph" style:parent-style-name="Standard" style:list-style-name="WWNum5">
      <style:paragraph-properties fo:text-align="start" style:justify-single-word="false"/>
      <style:text-properties officeooo:rsid="00266bd3" officeooo:paragraph-rsid="00266bd3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266bd3" officeooo:paragraph-rsid="00266bd3"/>
    </style:style>
    <style:style style:name="P30" style:family="paragraph" style:parent-style-name="Standard" style:list-style-name="WWNum5">
      <style:paragraph-properties fo:text-align="start" style:justify-single-word="false"/>
      <style:text-properties officeooo:rsid="0036a8af" officeooo:paragraph-rsid="0036a8af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269e45" officeooo:paragraph-rsid="00269e45"/>
    </style:style>
    <style:style style:name="T1" style:family="text">
      <style:text-properties officeooo:rsid="00269e45"/>
    </style:style>
    <style:style style:name="T2" style:family="text">
      <style:text-properties officeooo:rsid="00274262"/>
    </style:style>
    <style:style style:name="T3" style:family="text">
      <style:text-properties officeooo:rsid="0027e467"/>
    </style:style>
    <style:style style:name="T4" style:family="text">
      <style:text-properties officeooo:rsid="002a4cc2"/>
    </style:style>
    <style:style style:name="T5" style:family="text">
      <style:text-properties officeooo:rsid="002c29ab"/>
    </style:style>
    <style:style style:name="T6" style:family="text">
      <style:text-properties officeooo:rsid="00392218"/>
    </style:style>
    <style:style style:name="T7" style:family="text">
      <style:text-properties officeooo:rsid="003a209f"/>
    </style:style>
    <style:style style:name="T8" style:family="text">
      <style:text-properties officeooo:rsid="003cc1ec"/>
    </style:style>
    <style:style style:name="T9" style:family="text">
      <style:text-properties officeooo:rsid="003de104"/>
    </style:style>
    <style:style style:name="T10" style:family="text">
      <style:text-properties officeooo:rsid="003ed79e"/>
    </style:style>
    <style:style style:name="T11" style:family="text">
      <style:text-properties officeooo:rsid="003f32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ustin Sawyer</text:p>
      <text:p text:style-name="P2">Project 1 Design</text:p>
      <text:p text:style-name="P3">Player Class:</text:p>
      <text:list xml:id="list3826079509" text:style-name="WWNum1">
        <text:list-item>
          <text:p text:style-name="P7">Variables</text:p>
          <text:list>
            <text:list-item>
              <text:p text:style-name="P7">String userName;</text:p>
            </text:list-item>
            <text:list-item>
              <text:p text:style-name="P7">int intelligence = value of intelligence (0-100)</text:p>
            </text:list-item>
            <text:list-item>
              <text:p text:style-name="P7">int time = value of time (0-100)</text:p>
            </text:list-item>
            <text:list-item>
              <text:p text:style-name="P7">double money = value of money (0.00-100.00)</text:p>
            </text:list-item>
            <text:list-item>
              <text:p text:style-name="P7"><text:span text:style-name="T4">double</text:span> score = time * intelligence * <text:span text:style-name="T4">money</text:span> (calculate if/when <text:span text:style-name="T3">player</text:span> wins)</text:p>
            </text:list-item>
            <text:list-item>
              <text:p text:style-name="P13">int steps = 20</text:p>
            </text:list-item>
          </text:list>
        </text:list-item>
        <text:list-item>
          <text:p text:style-name="P7">Constructor</text:p>
          <text:list>
            <text:list-item>
              <text:p text:style-name="P7">Player ()</text:p>
              <text:list>
                <text:list-item>
                  <text:p text:style-name="P7">intelligence = random intelligence</text:p>
                </text:list-item>
                <text:list-item>
                  <text:p text:style-name="P7">time = random time</text:p>
                </text:list-item>
                <text:list-item>
                  <text:p text:style-name="P7">money = random money</text:p>
                </text:list-item>
              </text:list>
            </text:list-item>
          </text:list>
        </text:list-item>
        <text:list-item>
          <text:p text:style-name="P7">Functions</text:p>
          <text:list>
            <text:list-item>
              <text:p text:style-name="P14">void setName</text:p>
              <text:list>
                <text:list-item>
                  <text:p text:style-name="P14">userName = userNameIn</text:p>
                </text:list-item>
              </text:list>
            </text:list-item>
            <text:list-item>
              <text:p text:style-name="P15"><text:span text:style-name="T6">void calculate</text:span>Score()</text:p>
              <text:list>
                <text:list-item>
                  <text:p text:style-name="P15">will calculate <text:span text:style-name="T6">new score</text:span></text:p>
                </text:list-item>
              </text:list>
            </text:list-item>
            <text:list-item>
              <text:p text:style-name="P16">string highScoreString()</text:p>
              <text:list>
                <text:list-item>
                  <text:p text:style-name="P16">return username &lt;&lt; <text:s/>“ “ &lt;&lt; score</text:p>
                </text:list-item>
              </text:list>
            </text:list-item>
          </text:list>
        </text:list-item>
      </text:list>
      <text:p text:style-name="P1"/>
      <text:p text:style-name="P3">Menu Class:</text:p>
      <text:list xml:id="list4220416304" text:style-name="WWNum7">
        <text:list-item>
          <text:p text:style-name="P8">Variables</text:p>
          <text:list>
            <text:list-item>
              <text:p text:style-name="P8">String userName</text:p>
            </text:list-item>
            <text:list-item>
              <text:p text:style-name="P8">int userInput</text:p>
            </text:list-item>
          </text:list>
        </text:list-item>
      </text:list>
      <text:list xml:id="list1755601625" text:style-name="WWNum2">
        <text:list-item>
          <text:p text:style-name="P9">Functions</text:p>
          <text:list>
            <text:list-item>
              <text:p text:style-name="P9">void run<text:span text:style-name="T11">Main</text:span>Menu(<text:span text:style-name="T10">Player</text:span>)</text:p>
              <text:list>
                <text:list-item>
                  <text:p text:style-name="P9">Prompt user for name</text:p>
                </text:list-item>
                <text:list-item>
                  <text:p text:style-name="P9">Print welcome userName and menu options then ask user for choice</text:p>
                </text:list-item>
                <text:list-item>
                  <text:p text:style-name="P9">do, while(userInput != 3)</text:p>
                  <text:list>
                    <text:list-item>
                      <text:p text:style-name="P9">switch (userInput)</text:p>
                      <text:list>
                        <text:list-item>
                          <text:p text:style-name="P9">case 1: start a new game of Shelby Center and Dragons</text:p>
                        </text:list-item>
                        <text:list-item>
                          <text:p text:style-name="P9">case 2: open high score</text:p>
                        </text:list-item>
                        <text:list-item>
                          <text:p text:style-name="P18">case 3: qui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void runMenu(Player)</text:p>
              <text:list>
                <text:list-item>
                  <text:p text:style-name="P19">1: move forward</text:p>
                </text:list-item>
                <text:list-item>
                  <text:p text:style-name="P19">2: read technical papers</text:p>
                </text:list-item>
                <text:list-item>
                  <text:p text:style-name="P19">3: search for loose change</text:p>
                </text:list-item>
                <text:list-item>
                  <text:p text:style-name="P19">4: view character</text:p>
                </text:list-item>
                <text:list-item>
                  <text:p text:style-name="P19">5: quit game</text:p>
                </text:list-item>
              </text:list>
            </text:list-item>
          </text:list>
        </text:list-item>
      </text:list>
      <text:p text:style-name="P1"/>
      <text:p text:style-name="P3"><text:bookmark-start text:name="__DdeLink__74_347769808"/>System Class: </text:p>
      <text:list xml:id="list1664265755" text:style-name="WWNum3">
        <text:list-item>
          <text:p text:style-name="P10">Variables</text:p>
          <text:list>
            <text:list-item>
              <text:p text:style-name="P21">Player user<text:bookmark-end text:name="__DdeLink__74_347769808"/></text:p>
            </text:list-item>
          </text:list>
        </text:list-item>
        <text:list-item>
          <text:p text:style-name="P20">Function</text:p>
          <text:list>
            <text:list-item>
              <text:p text:style-name="P20">int main()</text:p>
            </text:list-item>
          </text:list>
        </text:list-item>
      </text:list>
      <text:p text:style-name="P4"/>
      <text:p text:style-name="P3"><text:soft-page-break/>Encounter Class:</text:p>
      <text:list xml:id="list155352378117456" text:continue-numbering="true" text:style-name="WWNum3">
        <text:list-item>
          <text:p text:style-name="P10">Variables</text:p>
          <text:list>
            <text:list-item>
              <text:p text:style-name="P22">int randEncounter = random number between 0 and 100</text:p>
            </text:list-item>
          </text:list>
        </text:list-item>
        <text:list-item>
          <text:p text:style-name="P10">Functions</text:p>
          <text:list>
            <text:list-item>
              <text:p text:style-name="P23">void runEncounter() <text:s/>(Can change percentages to how I see fit)</text:p>
              <text:list>
                <text:list-item>
                  <text:p text:style-name="P23">25% nothing happens</text:p>
                </text:list-item>
                <text:list-item>
                  <text:p text:style-name="P23">25% you encounter a puzzle</text:p>
                </text:list-item>
                <text:list-item>
                  <text:p text:style-name="P23">10% encounter a professor. Loses random amount of time, but may slightly increase intelligence</text:p>
                </text:list-item>
                <text:list-item>
                  <text:p text:style-name="P23">10% encounter another graduate student. Loses random amount of time</text:p>
                </text:list-item>
                <text:list-item>
                  <text:p text:style-name="P23">15% attacked by grunt work, lose time and intelligence</text:p>
                </text:list-item>
                <text:list-item>
                  <text:p text:style-name="P23">10% grade papers. Lose time, but gain money</text:p>
                </text:list-item>
                <text:list-item>
                  <text:p text:style-name="P23"/>
                </text:list-item>
              </text:list>
            </text:list-item>
          </text:list>
        </text:list-item>
      </text:list>
      <text:p text:style-name="P1"/>
      <text:p text:style-name="P3">Puzzle <text:span text:style-name="T2">Class</text:span>:</text:p>
      <text:list xml:id="list1772500001" text:style-name="WWNum4">
        <text:list-item>
          <text:p text:style-name="P24">Variables</text:p>
          <text:list>
            <text:list-item>
              <text:p text:style-name="P24">vector&lt;Puzzle&gt; puzzles</text:p>
            </text:list-item>
            <text:list-item>
              <text:p text:style-name="P24">static int puzzlesSize == 0;</text:p>
            </text:list-item>
          </text:list>
        </text:list-item>
        <text:list-item>
          <text:p text:style-name="P25">Constructor</text:p>
          <text:list>
            <text:list-item>
              <text:p text:style-name="P25">Puzzle()</text:p>
              <text:list>
                <text:list-item>
                  <text:p text:style-name="P25">string Question</text:p>
                </text:list-item>
                <text:list-item>
                  <text:p text:style-name="P25">string answer1</text:p>
                </text:list-item>
                <text:list-item>
                  <text:p text:style-name="P25">string answer2</text:p>
                </text:list-item>
                <text:list-item>
                  <text:p text:style-name="P25">string answer3</text:p>
                </text:list-item>
                <text:list-item>
                  <text:p text:style-name="P25">sting answer4</text:p>
                </text:list-item>
                <text:list-item>
                  <text:p text:style-name="P25"><text:span text:style-name="T9">size</text:span>++</text:p>
                </text:list-item>
              </text:list>
            </text:list-item>
          </text:list>
        </text:list-item>
        <text:list-item>
          <text:p text:style-name="P25">Functions</text:p>
          <text:list>
            <text:list-item>
              <text:p text:style-name="P27"><text:span text:style-name="T9">void</text:span> createPuzzles()</text:p>
              <text:list>
                <text:list-item>
                  <text:p text:style-name="P27">will instantiate pre-made puzzles and <text:span text:style-name="T9">save them to puzzles</text:span></text:p>
                </text:list-item>
              </text:list>
            </text:list-item>
            <text:list-item>
              <text:p text:style-name="P25">Puzzle getPuzzle()</text:p>
              <text:list>
                <text:list-item>
                  <text:p text:style-name="P25">will pick a random puzzle <text:span text:style-name="T3">from vector puzzles</text:span></text:p>
                </text:list-item>
              </text:list>
            </text:list-item>
          </text:list>
        </text:list-item>
      </text:list>
      <text:p text:style-name="P3"/>
      <text:p text:style-name="P1"/>
      <text:p text:style-name="P3">HighScore Class:</text:p>
      <text:list xml:id="list2552336670" text:style-name="WWNum5">
        <text:list-item>
          <text:p text:style-name="P11">Variables</text:p>
          <text:list>
            <text:list-item>
              <text:p text:style-name="P28">String userName</text:p>
            </text:list-item>
            <text:list-item>
              <text:p text:style-name="P11">int highScore</text:p>
            </text:list-item>
          </text:list>
        </text:list-item>
        <text:list-item>
          <text:p text:style-name="P30">Constructor</text:p>
          <text:list>
            <text:list-item>
              <text:p text:style-name="P30">userName = userNameIn</text:p>
            </text:list-item>
            <text:list-item>
              <text:p text:style-name="P30">highScore = highsScoreIn</text:p>
            </text:list-item>
          </text:list>
        </text:list-item>
        <text:list-item>
          <text:p text:style-name="P11">Functions</text:p>
          <text:list>
            <text:list-item>
              <text:p text:style-name="P11">void runHighScore()</text:p>
              <text:list>
                <text:list-item>
                  <text:p text:style-name="P11">Print to user the top # of high scores</text:p>
                </text:list-item>
              </text:list>
            </text:list-item>
            <text:list-item>
              <text:p text:style-name="P11">boolean checkHighScore(int userScore)</text:p>
              <text:list>
                <text:list-item>
                  <text:p text:style-name="P11">Compares the <text:span text:style-name="T3">user</text:span>’s current score to the list of high scores</text:p>
                </text:list-item>
                <text:list-item>
                  <text:p text:style-name="P26">If it qualifies, use readFile() function to record score</text:p>
                </text:list-item>
                <text:list-item>
                  <text:p text:style-name="P12">Returns true if it qualifies as a high score</text:p>
                </text:list-item>
              </text:list>
            </text:list-item>
            <text:list-item>
              <text:p text:style-name="P17">void recordScore(int score)</text:p>
              <text:list>
                <text:list-item>
                  <text:p text:style-name="P17">will readFile() <text:span text:style-name="T5">thenuser’s history record score into </text:span></text:p>
                </text:list-item>
              </text:list>
            </text:list-item>
          </text:list>
        </text:list-item>
      </text:list>
      <text:p text:style-name="P3"><text:soft-page-break/></text:p>
      <text:p text:style-name="P5">File Class:</text:p>
      <text:list xml:id="list3082775018" text:style-name="L1">
        <text:list-item>
          <text:p text:style-name="P29">Functions <text:span text:style-name="T8">(override these two functionf to handle Players)</text:span></text:p>
          <text:list>
            <text:list-item>
              <text:p text:style-name="P29"><text:span text:style-name="T1">vector&lt;int&gt;</text:span> readFile(<text:span text:style-name="T1">string fileName</text:span>)</text:p>
              <text:list>
                <text:list-item>
                  <text:p text:style-name="P31">will read file and return vector&lt;int&gt; of scores</text:p>
                </text:list-item>
              </text:list>
            </text:list-item>
            <text:list-item>
              <text:p text:style-name="P31">void writeFile(string fileName, <text:span text:style-name="T7">vector&lt;int&gt; scores</text:span>)</text:p>
              <text:list>
                <text:list-item>
                  <text:p text:style-name="P31">takes in fileName and writes/overwrites the file with new info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="Liberation Serif" fo:font-family="'Liberation Serif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5:48:01.210740130</meta:creation-date>
    <dc:date>2017-03-19T15:53:51.262241090</dc:date>
    <meta:editing-duration>PT1H44M44S</meta:editing-duration>
    <meta:editing-cycles>13</meta:editing-cycles>
    <meta:generator>LibreOffice/5.3.0.3$Linux_X86_64 LibreOffice_project/30m0$Build-3</meta:generator>
    <meta:document-statistic meta:table-count="0" meta:image-count="0" meta:object-count="0" meta:page-count="3" meta:paragraph-count="97" meta:word-count="470" meta:character-count="2549" meta:non-whitespace-character-count="2259"/>
  </office:meta>
</office:document-meta>
</file>